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251cm"/>
    </style:style>
    <style:style style:name="co3" style:family="table-column">
      <style:table-column-properties fo:break-before="auto" style:column-width="22.779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676-0336</text:p>
          </table:table-cell>
          <table:table-cell office:value-type="string">
            <text:p>ENFERMAGEM <text:s text:c="39"/></text:p>
          </table:table-cell>
          <table:table-cell office:value-type="string">
            <text:p>A Terceira I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630</text:p>
          </table:table-cell>
          <table:table-cell office:value-type="string">
            <text:p>ENFERMAGEM <text:s text:c="39"/></text:p>
          </table:table-cell>
          <table:table-cell office:value-type="string">
            <text:p>ABRAMET. Associação Brasileira de Medicina de Tráfeg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ENFERMAGEM <text:s text:c="39"/></text:p>
          </table:table-cell>
          <table:table-cell office:value-type="string">
            <text:p>Acta Farmacéutica Bonaeren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ENFERMAGEM <text:s text:c="39"/></text:p>
          </table:table-cell>
          <table:table-cell office:value-type="string">
            <text:p>Acta Fisiatric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99X</text:p>
          </table:table-cell>
          <table:table-cell office:value-type="string">
            <text:p>ENFERMAGEM <text:s text:c="39"/></text:p>
          </table:table-cell>
          <table:table-cell office:value-type="string">
            <text:p>Acta Médica Portugues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ENFERMAGEM <text:s text:c="39"/></text:p>
          </table:table-cell>
          <table:table-cell office:value-type="string">
            <text:p>Acta Ortopédic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ENFERMAGEM <text:s text:c="39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ENFERMAGEM <text:s text:c="39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48</text:p>
          </table:table-cell>
          <table:table-cell office:value-type="string">
            <text:p>ENFERMAGEM <text:s text:c="39"/></text:p>
          </table:table-cell>
          <table:table-cell office:value-type="string">
            <text:p>Acta Scientiarum. Health Scien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ENFERMAGEM <text:s text:c="39"/></text:p>
          </table:table-cell>
          <table:table-cell office:value-type="string">
            <text:p>Acta Trop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3-5583</text:p>
          </table:table-cell>
          <table:table-cell office:value-type="string">
            <text:p>ENFERMAGEM <text:s text:c="39"/></text:p>
          </table:table-cell>
          <table:table-cell office:value-type="string">
            <text:p>Actualizaciones en Enferme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941</text:p>
          </table:table-cell>
          <table:table-cell office:value-type="string">
            <text:p>ENFERMAGEM <text:s text:c="39"/></text:p>
          </table:table-cell>
          <table:table-cell office:value-type="string">
            <text:p>Adolescência &amp; Saúde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9268</text:p>
          </table:table-cell>
          <table:table-cell office:value-type="string">
            <text:p>ENFERMAGEM <text:s text:c="39"/></text:p>
          </table:table-cell>
          <table:table-cell office:value-type="string">
            <text:p>Advances in Nursing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7941</text:p>
          </table:table-cell>
          <table:table-cell office:value-type="string">
            <text:p>ENFERMAGEM <text:s text:c="39"/></text:p>
          </table:table-cell>
          <table:table-cell office:value-type="string">
            <text:p>Advances in Skin &amp; Wound 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04</text:p>
          </table:table-cell>
          <table:table-cell office:value-type="string">
            <text:p>ENFERMAGEM <text:s text:c="39"/></text:p>
          </table:table-cell>
          <table:table-cell office:value-type="string">
            <text:p>Águas Subterrânea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21</text:p>
          </table:table-cell>
          <table:table-cell office:value-type="string">
            <text:p>ENFERMAGEM <text:s text:c="39"/></text:p>
          </table:table-cell>
          <table:table-cell office:value-type="string">
            <text:p>AIDS Car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914</text:p>
          </table:table-cell>
          <table:table-cell office:value-type="string">
            <text:p>ENFERMAGEM <text:s text:c="39"/></text:p>
          </table:table-cell>
          <table:table-cell office:value-type="string">
            <text:p>AIDS patient care and ST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8329</text:p>
          </table:table-cell>
          <table:table-cell office:value-type="string">
            <text:p>ENFERMAGEM <text:s text:c="39"/></text:p>
          </table:table-cell>
          <table:table-cell office:value-type="string">
            <text:p>Alcohol (Fayetteville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992</text:p>
          </table:table-cell>
          <table:table-cell office:value-type="string">
            <text:p>ENFERMAGEM <text:s text:c="39"/></text:p>
          </table:table-cell>
          <table:table-cell office:value-type="string">
            <text:p>Ambito Hopita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ENFERMAGEM <text:s text:c="39"/></text:p>
          </table:table-cell>
          <table:table-cell office:value-type="string">
            <text:p>American Journal of Human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ENFERMAGEM <text:s text:c="39"/></text:p>
          </table:table-cell>
          <table:table-cell office:value-type="string">
            <text:p>American Journal of Infection Contro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ENFERMAGEM <text:s text:c="39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3797</text:p>
          </table:table-cell>
          <table:table-cell office:value-type="string">
            <text:p>ENFERMAGEM <text:s text:c="39"/></text:p>
          </table:table-cell>
          <table:table-cell office:value-type="string">
            <text:p>American Journal of Preventiv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115</text:p>
          </table:table-cell>
          <table:table-cell office:value-type="string">
            <text:p>ENFERMAGEM <text:s text:c="39"/></text:p>
          </table:table-cell>
          <table:table-cell office:value-type="string">
            <text:p>Anais (Congresso Brasileiro de Fonoaudiolog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ENFERMAGEM <text:s text:c="39"/></text:p>
          </table:table-cell>
          <table:table-cell office:value-type="string">
            <text:p>Analytic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9134</text:p>
          </table:table-cell>
          <table:table-cell office:value-type="string">
            <text:p>ENFERMAGEM <text:s text:c="39"/></text:p>
          </table:table-cell>
          <table:table-cell office:value-type="string">
            <text:p>Annals of Diagnostic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ENFERMAGEM <text:s text:c="39"/></text:p>
          </table:table-cell>
          <table:table-cell office:value-type="string">
            <text:p>Annals of the New York Academy of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70</text:p>
          </table:table-cell>
          <table:table-cell office:value-type="string">
            <text:p>ENFERMAGEM <text:s text:c="39"/></text:p>
          </table:table-cell>
          <table:table-cell office:value-type="string">
            <text:p>Applied Erg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067</text:p>
          </table:table-cell>
          <table:table-cell office:value-type="string">
            <text:p>ENFERMAGEM <text:s text:c="39"/></text:p>
          </table:table-cell>
          <table:table-cell office:value-type="string">
            <text:p>Archives of Gynecology and Obstet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ENFERMAGEM <text:s text:c="39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ENFERMAGEM <text:s text:c="39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ENFERMAGEM <text:s text:c="39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73</text:p>
          </table:table-cell>
          <table:table-cell office:value-type="string">
            <text:p>ENFERMAGEM <text:s text:c="39"/></text:p>
          </table:table-cell>
          <table:table-cell office:value-type="string">
            <text:p>Arquivos Catarinenses de Medicin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ENFERMAGEM <text:s text:c="39"/></text:p>
          </table:table-cell>
          <table:table-cell office:value-type="string">
            <text:p>Arquivos de Ciências da Saúde (FAMER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76X</text:p>
          </table:table-cell>
          <table:table-cell office:value-type="string">
            <text:p>ENFERMAGEM <text:s text:c="39"/></text:p>
          </table:table-cell>
          <table:table-cell office:value-type="string">
            <text:p>Arquivos de Ciências da Saúde da UNIPAR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ENFERMAGEM <text:s text:c="39"/></text:p>
          </table:table-cell>
          <table:table-cell office:value-type="string">
            <text:p>Arquivos de Neuro-Psiquiat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92</text:p>
          </table:table-cell>
          <table:table-cell office:value-type="string">
            <text:p>ENFERMAGEM <text:s text:c="39"/></text:p>
          </table:table-cell>
          <table:table-cell office:value-type="string">
            <text:p>Arquivos Médicos do ABC (Cessou em 2007. Cont. ISSN 1983-2451 Arquivos Brasileiros de Ciências da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4328</text:p>
          </table:table-cell>
          <table:table-cell office:value-type="string">
            <text:p>ENFERMAGEM <text:s text:c="39"/></text:p>
          </table:table-cell>
          <table:table-cell office:value-type="string">
            <text:p>Australian Journal of Advanced Nurs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ENFERMAGEM <text:s text:c="39"/></text:p>
          </table:table-cell>
          <table:table-cell office:value-type="string">
            <text:p>Avaliação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4500</text:p>
          </table:table-cell>
          <table:table-cell office:value-type="string">
            <text:p>ENFERMAGEM <text:s text:c="39"/></text:p>
          </table:table-cell>
          <table:table-cell office:value-type="string">
            <text:p>Avances en Enferme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3X</text:p>
          </table:table-cell>
          <table:table-cell office:value-type="string">
            <text:p>ENFERMAGEM <text:s text:c="39"/></text:p>
          </table:table-cell>
          <table:table-cell office:value-type="string">
            <text:p>BEPA. Boletim Epidemiológico Paulist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5-2238</text:p>
          </table:table-cell>
          <table:table-cell office:value-type="string">
            <text:p>ENFERMAGEM <text:s text:c="39"/></text:p>
          </table:table-cell>
          <table:table-cell office:value-type="string">
            <text:p>Biblioteca Las Cas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439</text:p>
          </table:table-cell>
          <table:table-cell office:value-type="string">
            <text:p>ENFERMAGEM <text:s text:c="39"/></text:p>
          </table:table-cell>
          <table:table-cell office:value-type="string">
            <text:p>Biochimica et Biophysica Acta. Molecular Basis of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54</text:p>
          </table:table-cell>
          <table:table-cell office:value-type="string">
            <text:p>ENFERMAGEM <text:s text:c="39"/></text:p>
          </table:table-cell>
          <table:table-cell office:value-type="string">
            <text:p>Bioethikós (Centro Universitário São Cami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4639</text:p>
          </table:table-cell>
          <table:table-cell office:value-type="string">
            <text:p>ENFERMAGEM <text:s text:c="39"/></text:p>
          </table:table-cell>
          <table:table-cell office:value-type="string">
            <text:p>BioScriba.org.ar (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84</text:p>
          </table:table-cell>
          <table:table-cell office:value-type="string">
            <text:p>ENFERMAGEM <text:s text:c="39"/></text:p>
          </table:table-cell>
          <table:table-cell office:value-type="string">
            <text:p>Boletim Tempo Presente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ENFERMAGEM <text:s text:c="39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ENFERMAGEM <text:s text:c="39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ENFERMAGEM <text:s text:c="39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ENFERMAGEM <text:s text:c="39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179</text:p>
          </table:table-cell>
          <table:table-cell office:value-type="string">
            <text:p>ENFERMAGEM <text:s text:c="39"/></text:p>
          </table:table-cell>
          <table:table-cell office:value-type="string">
            <text:p>Burns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147</text:p>
          </table:table-cell>
          <table:table-cell office:value-type="string">
            <text:p>ENFERMAGEM <text:s text:c="39"/></text:p>
          </table:table-cell>
          <table:table-cell office:value-type="string">
            <text:p>Cadernos Brasileiros de Saúde M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ENFERMAGEM <text:s text:c="39"/></text:p>
          </table:table-cell>
          <table:table-cell office:value-type="string">
            <text:p>Cadernos Camillian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974</text:p>
          </table:table-cell>
          <table:table-cell office:value-type="string">
            <text:p>ENFERMAGEM <text:s text:c="39"/></text:p>
          </table:table-cell>
          <table:table-cell office:value-type="string">
            <text:p>Cadernos de Enfermagem em Dermatologia e Cuidados com a Pe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NFERMAGEM <text:s text:c="39"/></text:p>
          </table:table-cell>
          <table:table-cell office:value-type="string">
            <text:p>Cadernos de Saúde Pública (EN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94</text:p>
          </table:table-cell>
          <table:table-cell office:value-type="string">
            <text:p>ENFERMAGEM <text:s text:c="39"/></text:p>
          </table:table-cell>
          <table:table-cell office:value-type="string">
            <text:p>Cadernos Temátic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ENFERMAGEM <text:s text:c="39"/></text:p>
          </table:table-cell>
          <table:table-cell office:value-type="string">
            <text:p>Canadian Journal of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ENFERMAGEM <text:s text:c="39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220X</text:p>
          </table:table-cell>
          <table:table-cell office:value-type="string">
            <text:p>ENFERMAGEM <text:s text:c="39"/></text:p>
          </table:table-cell>
          <table:table-cell office:value-type="string">
            <text:p>Cancer Nur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ENFERMAGEM <text:s text:c="39"/></text:p>
          </table:table-cell>
          <table:table-cell office:value-type="string">
            <text:p>Ciência &amp; Saúde Coletiv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ENFERMAGEM <text:s text:c="39"/></text:p>
          </table:table-cell>
          <table:table-cell office:value-type="string">
            <text:p>Ciência Animal Brasileir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ENFERMAGEM <text:s text:c="39"/></text:p>
          </table:table-cell>
          <table:table-cell office:value-type="string">
            <text:p>Ciência e Educação (UNE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ENFERMAGEM <text:s text:c="39"/></text:p>
          </table:table-cell>
          <table:table-cell office:value-type="string">
            <text:p>Ciência e Saúde Cole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12X</text:p>
          </table:table-cell>
          <table:table-cell office:value-type="string">
            <text:p>ENFERMAGEM <text:s text:c="39"/></text:p>
          </table:table-cell>
          <table:table-cell office:value-type="string">
            <text:p>Ciência et Praxi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ENFERMAGEM <text:s text:c="39"/></text:p>
          </table:table-cell>
          <table:table-cell office:value-type="string">
            <text:p>Ciência Rural (UFSM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53</text:p>
          </table:table-cell>
          <table:table-cell office:value-type="string">
            <text:p>ENFERMAGEM <text:s text:c="39"/></text:p>
          </table:table-cell>
          <table:table-cell office:value-type="string">
            <text:p>Ciencia y Enfermería (En líne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2079</text:p>
          </table:table-cell>
          <table:table-cell office:value-type="string">
            <text:p>ENFERMAGEM <text:s text:c="39"/></text:p>
          </table:table-cell>
          <table:table-cell office:value-type="string">
            <text:p>Ciencia y Enfermería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ENFERMAGEM <text:s text:c="39"/></text:p>
          </table:table-cell>
          <table:table-cell office:value-type="string">
            <text:p>Ciência, Cuidado &amp; Saú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ENFERMAGEM <text:s text:c="39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137</text:p>
          </table:table-cell>
          <table:table-cell office:value-type="string">
            <text:p>ENFERMAGEM <text:s text:c="39"/></text:p>
          </table:table-cell>
          <table:table-cell office:value-type="string">
            <text:p>Climacteric (Carnfort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ENFERMAGEM <text:s text:c="39"/></text:p>
          </table:table-cell>
          <table:table-cell office:value-type="string">
            <text:p>Clinical and Experimental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ENFERMAGEM <text:s text:c="39"/></text:p>
          </table:table-cell>
          <table:table-cell office:value-type="string">
            <text:p>Clinic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36</text:p>
          </table:table-cell>
          <table:table-cell office:value-type="string">
            <text:p>ENFERMAGEM <text:s text:c="39"/></text:p>
          </table:table-cell>
          <table:table-cell office:value-type="string">
            <text:p>Cogitare Enfermagem (UFP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7824</text:p>
          </table:table-cell>
          <table:table-cell office:value-type="string">
            <text:p>ENFERMAGEM <text:s text:c="39"/></text:p>
          </table:table-cell>
          <table:table-cell office:value-type="string">
            <text:p>Contraception (Stoneh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166</text:p>
          </table:table-cell>
          <table:table-cell office:value-type="string">
            <text:p>ENFERMAGEM <text:s text:c="39"/></text:p>
          </table:table-cell>
          <table:table-cell office:value-type="string">
            <text:p>Cuidarte. Enferm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1728</text:p>
          </table:table-cell>
          <table:table-cell office:value-type="string">
            <text:p>ENFERMAGEM <text:s text:c="39"/></text:p>
          </table:table-cell>
          <table:table-cell office:value-type="string">
            <text:p>Cultura de los Cuidad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05X</text:p>
          </table:table-cell>
          <table:table-cell office:value-type="string">
            <text:p>ENFERMAGEM <text:s text:c="39"/></text:p>
          </table:table-cell>
          <table:table-cell office:value-type="string">
            <text:p>Culture, Medicine and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80</text:p>
          </table:table-cell>
          <table:table-cell office:value-type="string">
            <text:p>ENFERMAGEM <text:s text:c="39"/></text:p>
          </table:table-cell>
          <table:table-cell office:value-type="string">
            <text:p>Current Enzyme Inhib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5240</text:p>
          </table:table-cell>
          <table:table-cell office:value-type="string">
            <text:p>ENFERMAGEM <text:s text:c="39"/></text:p>
          </table:table-cell>
          <table:table-cell office:value-type="string">
            <text:p>Current Molecular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1950</text:p>
          </table:table-cell>
          <table:table-cell office:value-type="string">
            <text:p>ENFERMAGEM <text:s text:c="39"/></text:p>
          </table:table-cell>
          <table:table-cell office:value-type="string">
            <text:p>Current Opinion in Clinical Nutrition and Metabolic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ENFERMAGEM <text:s text:c="39"/></text:p>
          </table:table-cell>
          <table:table-cell office:value-type="string">
            <text:p>Dementia &amp; Neuropsych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0048</text:p>
          </table:table-cell>
          <table:table-cell office:value-type="string">
            <text:p>ENFERMAGEM <text:s text:c="39"/></text:p>
          </table:table-cell>
          <table:table-cell office:value-type="string">
            <text:p>Desarrollo Científico de la Enferme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ENFERMAGEM <text:s text:c="39"/></text:p>
          </table:table-cell>
          <table:table-cell office:value-type="string">
            <text:p>Diabetes Clí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288</text:p>
          </table:table-cell>
          <table:table-cell office:value-type="string">
            <text:p>ENFERMAGEM <text:s text:c="39"/></text:p>
          </table:table-cell>
          <table:table-cell office:value-type="string">
            <text:p>Disability and Rehabili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83</text:p>
          </table:table-cell>
          <table:table-cell office:value-type="string">
            <text:p>ENFERMAGEM <text:s text:c="39"/></text:p>
          </table:table-cell>
          <table:table-cell office:value-type="string">
            <text:p>Divulgacao em Saude para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4-5916</text:p>
          </table:table-cell>
          <table:table-cell office:value-type="string">
            <text:p>ENFERMAGEM <text:s text:c="39"/></text:p>
          </table:table-cell>
          <table:table-cell office:value-type="string">
            <text:p>Drug Saf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ENFERMAGEM <text:s text:c="39"/></text:p>
          </table:table-cell>
          <table:table-cell office:value-type="string">
            <text:p>DST. Jornal Brasileiro de Doencas Sexualmente Transmissive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ENFERMAGEM <text:s text:c="39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ENFERMAGEM <text:s text:c="39"/></text:p>
          </table:table-cell>
          <table:table-cell office:value-type="string">
            <text:p>Educação em Revista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94</text:p>
          </table:table-cell>
          <table:table-cell office:value-type="string">
            <text:p>ENFERMAGEM <text:s text:c="39"/></text:p>
          </table:table-cell>
          <table:table-cell office:value-type="string">
            <text:p>Educação Profissional (Brasíl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8204</text:p>
          </table:table-cell>
          <table:table-cell office:value-type="string">
            <text:p>ENFERMAGEM <text:s text:c="39"/></text:p>
          </table:table-cell>
          <table:table-cell office:value-type="string">
            <text:p>Educare21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ENFERMAGEM <text:s text:c="39"/></text:p>
          </table:table-cell>
          <table:table-cell office:value-type="string">
            <text:p>Einstein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5X</text:p>
          </table:table-cell>
          <table:table-cell office:value-type="string">
            <text:p>ENFERMAGEM <text:s text:c="39"/></text:p>
          </table:table-cell>
          <table:table-cell office:value-type="string">
            <text:p>Emergência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9X</text:p>
          </table:table-cell>
          <table:table-cell office:value-type="string">
            <text:p>ENFERMAGEM <text:s text:c="39"/></text:p>
          </table:table-cell>
          <table:table-cell office:value-type="string">
            <text:p>Enfermagem Atu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10</text:p>
          </table:table-cell>
          <table:table-cell office:value-type="string">
            <text:p>ENFERMAGEM <text:s text:c="39"/></text:p>
          </table:table-cell>
          <table:table-cell office:value-type="string">
            <text:p>Enfermagem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8-3039</text:p>
          </table:table-cell>
          <table:table-cell office:value-type="string">
            <text:p>ENFERMAGEM <text:s text:c="39"/></text:p>
          </table:table-cell>
          <table:table-cell office:value-type="string">
            <text:p>Enfermería al Día (Montevide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8621</text:p>
          </table:table-cell>
          <table:table-cell office:value-type="string">
            <text:p>ENFERMAGEM <text:s text:c="39"/></text:p>
          </table:table-cell>
          <table:table-cell office:value-type="string">
            <text:p>Enfermería Clínica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9-0641</text:p>
          </table:table-cell>
          <table:table-cell office:value-type="string">
            <text:p>ENFERMAGEM <text:s text:c="39"/></text:p>
          </table:table-cell>
          <table:table-cell office:value-type="string">
            <text:p>Enfermería Comunitaria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6141</text:p>
          </table:table-cell>
          <table:table-cell office:value-type="string">
            <text:p>ENFERMAGEM <text:s text:c="39"/></text:p>
          </table:table-cell>
          <table:table-cell office:value-type="string">
            <text:p>Enfermería Glob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0128</text:p>
          </table:table-cell>
          <table:table-cell office:value-type="string">
            <text:p>ENFERMAGEM <text:s text:c="39"/></text:p>
          </table:table-cell>
          <table:table-cell office:value-type="string">
            <text:p>Enfermería Integr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ENFERMAGEM <text:s text:c="39"/></text:p>
          </table:table-cell>
          <table:table-cell office:value-type="string">
            <text:p>Ensaio (Fundação Cesgranri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787</text:p>
          </table:table-cell>
          <table:table-cell office:value-type="string">
            <text:p>ENFERMAGEM <text:s text:c="39"/></text:p>
          </table:table-cell>
          <table:table-cell office:value-type="string">
            <text:p>Entrelugares: Revista de Sociopoética e Abordagens Afi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344</text:p>
          </table:table-cell>
          <table:table-cell office:value-type="string">
            <text:p>ENFERMAGEM <text:s text:c="39"/></text:p>
          </table:table-cell>
          <table:table-cell office:value-type="string">
            <text:p>Environmental Science and Pollution Research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ENFERMAGEM <text:s text:c="39"/></text:p>
          </table:table-cell>
          <table:table-cell office:value-type="string">
            <text:p>Epidemiologia e Serviços de Saú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4990</text:p>
          </table:table-cell>
          <table:table-cell office:value-type="string">
            <text:p>ENFERMAGEM <text:s text:c="39"/></text:p>
          </table:table-cell>
          <table:table-cell office:value-type="string">
            <text:p>Ergonomia (Wroclaw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45</text:p>
          </table:table-cell>
          <table:table-cell office:value-type="string">
            <text:p>ENFERMAGEM <text:s text:c="39"/></text:p>
          </table:table-cell>
          <table:table-cell office:value-type="string">
            <text:p>Escola Anna N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130</text:p>
          </table:table-cell>
          <table:table-cell office:value-type="string">
            <text:p>ENFERMAGEM <text:s text:c="39"/></text:p>
          </table:table-cell>
          <table:table-cell office:value-type="string">
            <text:p>Espaço para a Saúd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06</text:p>
          </table:table-cell>
          <table:table-cell office:value-type="string">
            <text:p>ENFERMAGEM <text:s text:c="39"/></text:p>
          </table:table-cell>
          <table:table-cell office:value-type="string">
            <text:p>Essentia (Sobral/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144</text:p>
          </table:table-cell>
          <table:table-cell office:value-type="string">
            <text:p>ENFERMAGEM <text:s text:c="39"/></text:p>
          </table:table-cell>
          <table:table-cell office:value-type="string">
            <text:p>Estima (Sociedade Brasileira de Estomaterap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ENFERMAGEM <text:s text:c="39"/></text:p>
          </table:table-cell>
          <table:table-cell office:value-type="string">
            <text:p>Estudos (UCG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6X</text:p>
          </table:table-cell>
          <table:table-cell office:value-type="string">
            <text:p>ENFERMAGEM <text:s text:c="39"/></text:p>
          </table:table-cell>
          <table:table-cell office:value-type="string">
            <text:p>Estudos de Psicologia (PUCCAM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ENFERMAGEM <text:s text:c="39"/></text:p>
          </table:table-cell>
          <table:table-cell office:value-type="string">
            <text:p>Estudos de Psicologia (UFR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ENFERMAGEM <text:s text:c="39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ENFERMAGEM <text:s text:c="39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ENFERMAGEM <text:s text:c="39"/></text:p>
          </table:table-cell>
          <table:table-cell office:value-type="string">
            <text:p>European Journal of Clinical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9842</text:p>
          </table:table-cell>
          <table:table-cell office:value-type="string">
            <text:p>ENFERMAGEM <text:s text:c="39"/></text:p>
          </table:table-cell>
          <table:table-cell office:value-type="string">
            <text:p>European Journal of Heart Failu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15</text:p>
          </table:table-cell>
          <table:table-cell office:value-type="string">
            <text:p>ENFERMAGEM <text:s text:c="39"/></text:p>
          </table:table-cell>
          <table:table-cell office:value-type="string">
            <text:p>European Journal of Obstetrics, Gynecology, and Reproductive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3801</text:p>
          </table:table-cell>
          <table:table-cell office:value-type="string">
            <text:p>ENFERMAGEM <text:s text:c="39"/></text:p>
          </table:table-cell>
          <table:table-cell office:value-type="string">
            <text:p>European Journal of Pain (London, Englan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638X</text:p>
          </table:table-cell>
          <table:table-cell office:value-type="string">
            <text:p>ENFERMAGEM <text:s text:c="39"/></text:p>
          </table:table-cell>
          <table:table-cell office:value-type="string">
            <text:p>Evidentia (Granad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190</text:p>
          </table:table-cell>
          <table:table-cell office:value-type="string">
            <text:p>ENFERMAGEM <text:s text:c="39"/></text:p>
          </table:table-cell>
          <table:table-cell office:value-type="string">
            <text:p>Expressa Extensão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03</text:p>
          </table:table-cell>
          <table:table-cell office:value-type="string">
            <text:p>ENFERMAGEM <text:s text:c="39"/></text:p>
          </table:table-cell>
          <table:table-cell office:value-type="string">
            <text:p>FACEF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533</text:p>
          </table:table-cell>
          <table:table-cell office:value-type="string">
            <text:p>ENFERMAGEM <text:s text:c="39"/></text:p>
          </table:table-cell>
          <table:table-cell office:value-type="string">
            <text:p>Família, Saúde e Desenvolvimento (UFP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ENFERMAGEM <text:s text:c="39"/></text:p>
          </table:table-cell>
          <table:table-cell office:value-type="string">
            <text:p>Femin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ENFERMAGEM <text:s text:c="39"/></text:p>
          </table:table-cell>
          <table:table-cell office:value-type="string">
            <text:p>Fisioterapia Bras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50</text:p>
          </table:table-cell>
          <table:table-cell office:value-type="string">
            <text:p>ENFERMAGEM <text:s text:c="39"/></text:p>
          </table:table-cell>
          <table:table-cell office:value-type="string">
            <text:p>Fisioterapia e Pesqui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ENFERMAGEM <text:s text:c="39"/></text:p>
          </table:table-cell>
          <table:table-cell office:value-type="string">
            <text:p>Fisioterapia em Movimento (PUCP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33</text:p>
          </table:table-cell>
          <table:table-cell office:value-type="string">
            <text:p>ENFERMAGEM <text:s text:c="39"/></text:p>
          </table:table-cell>
          <table:table-cell office:value-type="string">
            <text:p>Fitness &amp; Performance Journ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ENFERMAGEM <text:s text:c="39"/></text:p>
          </table:table-cell>
          <table:table-cell office:value-type="string">
            <text:p>Food and Chemical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1987</text:p>
          </table:table-cell>
          <table:table-cell office:value-type="string">
            <text:p>ENFERMAGEM <text:s text:c="39"/></text:p>
          </table:table-cell>
          <table:table-cell office:value-type="string">
            <text:p>Geospatial Health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220</text:p>
          </table:table-cell>
          <table:table-cell office:value-type="string">
            <text:p>ENFERMAGEM <text:s text:c="39"/></text:p>
          </table:table-cell>
          <table:table-cell office:value-type="string">
            <text:p>Gerais: Revista Interinstitucional de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89</text:p>
          </table:table-cell>
          <table:table-cell office:value-type="string">
            <text:p>ENFERMAGEM <text:s text:c="39"/></text:p>
          </table:table-cell>
          <table:table-cell office:value-type="string">
            <text:p>Geriatria &amp; Geron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58</text:p>
          </table:table-cell>
          <table:table-cell office:value-type="string">
            <text:p>ENFERMAGEM <text:s text:c="39"/></text:p>
          </table:table-cell>
          <table:table-cell office:value-type="string">
            <text:p>Gerontologia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715</text:p>
          </table:table-cell>
          <table:table-cell office:value-type="string">
            <text:p>ENFERMAGEM <text:s text:c="39"/></text:p>
          </table:table-cell>
          <table:table-cell office:value-type="string">
            <text:p>Health Affairs (Millwood, V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ENFERMAGEM <text:s text:c="39"/></text:p>
          </table:table-cell>
          <table:table-cell office:value-type="string">
            <text:p>Higiene Alimenta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260</text:p>
          </table:table-cell>
          <table:table-cell office:value-type="string">
            <text:p>ENFERMAGEM <text:s text:c="39"/></text:p>
          </table:table-cell>
          <table:table-cell office:value-type="string">
            <text:p>Hipertensã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861</text:p>
          </table:table-cell>
          <table:table-cell office:value-type="string">
            <text:p>ENFERMAGEM <text:s text:c="39"/></text:p>
          </table:table-cell>
          <table:table-cell office:value-type="string">
            <text:p>Horizonte de Enfermer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143</text:p>
          </table:table-cell>
          <table:table-cell office:value-type="string">
            <text:p>ENFERMAGEM <text:s text:c="39"/></text:p>
          </table:table-cell>
          <table:table-cell office:value-type="string">
            <text:p>Human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9636</text:p>
          </table:table-cell>
          <table:table-cell office:value-type="string">
            <text:p>ENFERMAGEM <text:s text:c="39"/></text:p>
          </table:table-cell>
          <table:table-cell office:value-type="string">
            <text:p>Hypertensio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5032</text:p>
          </table:table-cell>
          <table:table-cell office:value-type="string">
            <text:p>ENFERMAGEM <text:s text:c="39"/></text:p>
          </table:table-cell>
          <table:table-cell office:value-type="string">
            <text:p>IAB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40</text:p>
          </table:table-cell>
          <table:table-cell office:value-type="string">
            <text:p>ENFERMAGEM <text:s text:c="39"/></text:p>
          </table:table-cell>
          <table:table-cell office:value-type="string">
            <text:p>Imagens (Campin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1296</text:p>
          </table:table-cell>
          <table:table-cell office:value-type="string">
            <text:p>ENFERMAGEM <text:s text:c="39"/></text:p>
          </table:table-cell>
          <table:table-cell office:value-type="string">
            <text:p>Index de Enfermerí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9-5988</text:p>
          </table:table-cell>
          <table:table-cell office:value-type="string">
            <text:p>ENFERMAGEM <text:s text:c="39"/></text:p>
          </table:table-cell>
          <table:table-cell office:value-type="string">
            <text:p>Index de Enfermería Digit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39</text:p>
          </table:table-cell>
          <table:table-cell office:value-type="string">
            <text:p>ENFERMAGEM <text:s text:c="39"/></text:p>
          </table:table-cell>
          <table:table-cell office:value-type="string">
            <text:p>Informação &amp; Informação (Cessou em 200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3397</text:p>
          </table:table-cell>
          <table:table-cell office:value-type="string">
            <text:p>ENFERMAGEM <text:s text:c="39"/></text:p>
          </table:table-cell>
          <table:table-cell office:value-type="string">
            <text:p>Intensive &amp; Critical Care Nur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ENFERMAGEM <text:s text:c="39"/></text:p>
          </table:table-cell>
          <table:table-cell office:value-type="string">
            <text:p>Interface (Botucatu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62</text:p>
          </table:table-cell>
          <table:table-cell office:value-type="string">
            <text:p>ENFERMAGEM <text:s text:c="39"/></text:p>
          </table:table-cell>
          <table:table-cell office:value-type="string">
            <text:p>Interface (UNI/UNESP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0131</text:p>
          </table:table-cell>
          <table:table-cell office:value-type="string">
            <text:p>ENFERMAGEM <text:s text:c="39"/></text:p>
          </table:table-cell>
          <table:table-cell office:value-type="string">
            <text:p>International Archives of Occupational and Environmental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19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for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of Card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059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of Der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595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of Evidence-Based Healthca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5056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of Medical Infor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2-7114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of Nursing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18X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of Nursing Terminologies and Classif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5147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of Nursing Terminologies and Classif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7192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of Psychosocial Rehabilitatio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4624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of STD &amp; A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8-4387</text:p>
          </table:table-cell>
          <table:table-cell office:value-type="string">
            <text:p>ENFERMAGEM <text:s text:c="39"/></text:p>
          </table:table-cell>
          <table:table-cell office:value-type="string">
            <text:p>International Journal on Violence and Schoo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132</text:p>
          </table:table-cell>
          <table:table-cell office:value-type="string">
            <text:p>ENFERMAGEM <text:s text:c="39"/></text:p>
          </table:table-cell>
          <table:table-cell office:value-type="string">
            <text:p>International Nursing Review (195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4587</text:p>
          </table:table-cell>
          <table:table-cell office:value-type="string">
            <text:p>ENFERMAGEM <text:s text:c="39"/></text:p>
          </table:table-cell>
          <table:table-cell office:value-type="string">
            <text:p>Investigación &amp; Cuid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307</text:p>
          </table:table-cell>
          <table:table-cell office:value-type="string">
            <text:p>ENFERMAGEM <text:s text:c="39"/></text:p>
          </table:table-cell>
          <table:table-cell office:value-type="string">
            <text:p>Investigacion y Educacion en Enferme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ENFERMAGEM <text:s text:c="39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9240</text:p>
          </table:table-cell>
          <table:table-cell office:value-type="string">
            <text:p>ENFERMAGEM <text:s text:c="39"/></text:p>
          </table:table-cell>
          <table:table-cell office:value-type="string">
            <text:p>ISEF Digi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387</text:p>
          </table:table-cell>
          <table:table-cell office:value-type="string">
            <text:p>ENFERMAGEM <text:s text:c="39"/></text:p>
          </table:table-cell>
          <table:table-cell office:value-type="string">
            <text:p>JBT. Jornal Brasileiro de Transpla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8428</text:p>
          </table:table-cell>
          <table:table-cell office:value-type="string">
            <text:p>ENFERMAGEM <text:s text:c="39"/></text:p>
          </table:table-cell>
          <table:table-cell office:value-type="string">
            <text:p>JN. Journal of Nephrology (Milano. 199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231</text:p>
          </table:table-cell>
          <table:table-cell office:value-type="string">
            <text:p>ENFERMAGEM <text:s text:c="39"/></text:p>
          </table:table-cell>
          <table:table-cell office:value-type="string">
            <text:p>Jornal Brasileiro de AI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ENFERMAGEM <text:s text:c="39"/></text:p>
          </table:table-cell>
          <table:table-cell office:value-type="string">
            <text:p>Jornal Brasileiro de Nef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ENFERMAGEM <text:s text:c="39"/></text:p>
          </table:table-cell>
          <table:table-cell office:value-type="string">
            <text:p>Jornal Brasileiro de Pneum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ENFERMAGEM <text:s text:c="39"/></text:p>
          </table:table-cell>
          <table:table-cell office:value-type="string">
            <text:p>Jornal Brasileiro de Pneumolog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ENFERMAGEM <text:s text:c="39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ENFERMAGEM <text:s text:c="39"/></text:p>
          </table:table-cell>
          <table:table-cell office:value-type="string">
            <text:p>Jornal de Pediat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7-7352</text:p>
          </table:table-cell>
          <table:table-cell office:value-type="string">
            <text:p>ENFERMAGEM <text:s text:c="39"/></text:p>
          </table:table-cell>
          <table:table-cell office:value-type="string">
            <text:p>Journal International de Bioéthique (199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4135</text:p>
          </table:table-cell>
          <table:table-cell office:value-type="string">
            <text:p>ENFERMAGEM <text:s text:c="39"/></text:p>
          </table:table-cell>
          <table:table-cell office:value-type="string">
            <text:p>Journal of Acquired Immune Deficiency Syndromes (199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4602</text:p>
          </table:table-cell>
          <table:table-cell office:value-type="string">
            <text:p>ENFERMAGEM <text:s text:c="39"/></text:p>
          </table:table-cell>
          <table:table-cell office:value-type="string">
            <text:p>Journal of Addictions Nur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5664</text:p>
          </table:table-cell>
          <table:table-cell office:value-type="string">
            <text:p>ENFERMAGEM <text:s text:c="39"/></text:p>
          </table:table-cell>
          <table:table-cell office:value-type="string">
            <text:p>Journal of Advanced Perioperative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4648</text:p>
          </table:table-cell>
          <table:table-cell office:value-type="string">
            <text:p>ENFERMAGEM <text:s text:c="39"/></text:p>
          </table:table-cell>
          <table:table-cell office:value-type="string">
            <text:p>Journal of Applied Ger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67</text:p>
          </table:table-cell>
          <table:table-cell office:value-type="string">
            <text:p>ENFERMAGEM <text:s text:c="39"/></text:p>
          </table:table-cell>
          <table:table-cell office:value-type="string">
            <text:p>Journal of Clinical Nur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1109</text:p>
          </table:table-cell>
          <table:table-cell office:value-type="string">
            <text:p>ENFERMAGEM <text:s text:c="39"/></text:p>
          </table:table-cell>
          <table:table-cell office:value-type="string">
            <text:p>Journal of Diabetes Nur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7-5040</text:p>
          </table:table-cell>
          <table:table-cell office:value-type="string">
            <text:p>ENFERMAGEM <text:s text:c="39"/></text:p>
          </table:table-cell>
          <table:table-cell office:value-type="string">
            <text:p>Journal of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ENFERMAGEM <text:s text:c="39"/></text:p>
          </table:table-cell>
          <table:table-cell office:value-type="string">
            <text:p>Journal of Ethn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8407</text:p>
          </table:table-cell>
          <table:table-cell office:value-type="string">
            <text:p>ENFERMAGEM <text:s text:c="39"/></text:p>
          </table:table-cell>
          <table:table-cell office:value-type="string">
            <text:p>Journal of Family Nur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40</text:p>
          </table:table-cell>
          <table:table-cell office:value-type="string">
            <text:p>ENFERMAGEM <text:s text:c="39"/></text:p>
          </table:table-cell>
          <table:table-cell office:value-type="string">
            <text:p>Journal of Human Hyperten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352</text:p>
          </table:table-cell>
          <table:table-cell office:value-type="string">
            <text:p>ENFERMAGEM <text:s text:c="39"/></text:p>
          </table:table-cell>
          <table:table-cell office:value-type="string">
            <text:p>Journal of Hyperten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ENFERMAGEM <text:s text:c="39"/></text:p>
          </table:table-cell>
          <table:table-cell office:value-type="string">
            <text:p>Journal of Medical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9523</text:p>
          </table:table-cell>
          <table:table-cell office:value-type="string">
            <text:p>ENFERMAGEM <text:s text:c="39"/></text:p>
          </table:table-cell>
          <table:table-cell office:value-type="string">
            <text:p>Journal of Midwifery &amp; Women's Healt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ENFERMAGEM <text:s text:c="39"/></text:p>
          </table:table-cell>
          <table:table-cell office:value-type="string">
            <text:p>Journal of Neuro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3749</text:p>
          </table:table-cell>
          <table:table-cell office:value-type="string">
            <text:p>ENFERMAGEM <text:s text:c="39"/></text:p>
          </table:table-cell>
          <table:table-cell office:value-type="string">
            <text:p>Journal of Nursing Measur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487</text:p>
          </table:table-cell>
          <table:table-cell office:value-type="string">
            <text:p>ENFERMAGEM <text:s text:c="39"/></text:p>
          </table:table-cell>
          <table:table-cell office:value-type="string">
            <text:p>Journal of Occupational Rehabili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924</text:p>
          </table:table-cell>
          <table:table-cell office:value-type="string">
            <text:p>ENFERMAGEM <text:s text:c="39"/></text:p>
          </table:table-cell>
          <table:table-cell office:value-type="string">
            <text:p>Journal of Pain and Symptom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188</text:p>
          </table:table-cell>
          <table:table-cell office:value-type="string">
            <text:p>ENFERMAGEM <text:s text:c="39"/></text:p>
          </table:table-cell>
          <table:table-cell office:value-type="string">
            <text:p>Journal of Pediatric &amp; Adolescent Gyn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ENFERMAGEM <text:s text:c="39"/></text:p>
          </table:table-cell>
          <table:table-cell office:value-type="string">
            <text:p>Journal of Pharmac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99</text:p>
          </table:table-cell>
          <table:table-cell office:value-type="string">
            <text:p>ENFERMAGEM <text:s text:c="39"/></text:p>
          </table:table-cell>
          <table:table-cell office:value-type="string">
            <text:p>Journal of Psychosomatic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3842</text:p>
          </table:table-cell>
          <table:table-cell office:value-type="string">
            <text:p>ENFERMAGEM <text:s text:c="39"/></text:p>
          </table:table-cell>
          <table:table-cell office:value-type="string">
            <text:p>Journal of Public Healt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614</text:p>
          </table:table-cell>
          <table:table-cell office:value-type="string">
            <text:p>ENFERMAGEM <text:s text:c="39"/></text:p>
          </table:table-cell>
          <table:table-cell office:value-type="string">
            <text:p>Journal of the American Geriatrics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5754</text:p>
          </table:table-cell>
          <table:table-cell office:value-type="string">
            <text:p>ENFERMAGEM <text:s text:c="39"/></text:p>
          </table:table-cell>
          <table:table-cell office:value-type="string">
            <text:p>Journal of Wound, Ostomy, and Continence Nur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ENFERMAGEM <text:s text:c="39"/></text:p>
          </table:table-cell>
          <table:table-cell office:value-type="string">
            <text:p>LAES/HA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6736</text:p>
          </table:table-cell>
          <table:table-cell office:value-type="string">
            <text:p>ENFERMAGEM <text:s text:c="39"/></text:p>
          </table:table-cell>
          <table:table-cell office:value-type="string">
            <text:p>Lancet (British edit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ENFERMAGEM <text:s text:c="39"/></text:p>
          </table:table-cell>
          <table:table-cell office:value-type="string">
            <text:p>Life Sciences (197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333</text:p>
          </table:table-cell>
          <table:table-cell office:value-type="string">
            <text:p>ENFERMAGEM <text:s text:c="39"/></text:p>
          </table:table-cell>
          <table:table-cell office:value-type="string">
            <text:p>Magist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ENFERMAGEM <text:s text:c="39"/></text:p>
          </table:table-cell>
          <table:table-cell office:value-type="string">
            <text:p>Maturita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ENFERMAGEM <text:s text:c="39"/></text:p>
          </table:table-cell>
          <table:table-cell office:value-type="string">
            <text:p>Medicina (USP.FMR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94</text:p>
          </table:table-cell>
          <table:table-cell office:value-type="string">
            <text:p>ENFERMAGEM <text:s text:c="39"/></text:p>
          </table:table-cell>
          <table:table-cell office:value-type="string">
            <text:p>Medicina de Reabilit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3-1393</text:p>
          </table:table-cell>
          <table:table-cell office:value-type="string">
            <text:p>ENFERMAGEM <text:s text:c="39"/></text:p>
          </table:table-cell>
          <table:table-cell office:value-type="string">
            <text:p>Medicine and La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624</text:p>
          </table:table-cell>
          <table:table-cell office:value-type="string">
            <text:p>ENFERMAGEM <text:s text:c="39"/></text:p>
          </table:table-cell>
          <table:table-cell office:value-type="string">
            <text:p>Meio Ambiente e Saúde (Faculdade do Futuro) (Cessou em 2007. Cont. ISSN 1983-0173 Revista Educação, Meio Ambiente e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ENFERMAGEM <text:s text:c="39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262</text:p>
          </table:table-cell>
          <table:table-cell office:value-type="string">
            <text:p>ENFERMAGEM <text:s text:c="39"/></text:p>
          </table:table-cell>
          <table:table-cell office:value-type="string">
            <text:p>Metas de Enfermer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270</text:p>
          </table:table-cell>
          <table:table-cell office:value-type="string">
            <text:p>ENFERMAGEM <text:s text:c="39"/></text:p>
          </table:table-cell>
          <table:table-cell office:value-type="string">
            <text:p>Methods of Information in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6138</text:p>
          </table:table-cell>
          <table:table-cell office:value-type="string">
            <text:p>ENFERMAGEM <text:s text:c="39"/></text:p>
          </table:table-cell>
          <table:table-cell office:value-type="string">
            <text:p>Midwif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7800</text:p>
          </table:table-cell>
          <table:table-cell office:value-type="string">
            <text:p>ENFERMAGEM <text:s text:c="39"/></text:p>
          </table:table-cell>
          <table:table-cell office:value-type="string">
            <text:p>Neonatology (Basel,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00</text:p>
          </table:table-cell>
          <table:table-cell office:value-type="string">
            <text:p>ENFERMAGEM <text:s text:c="39"/></text:p>
          </table:table-cell>
          <table:table-cell office:value-type="string">
            <text:p>Neurobiologia (Recif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580</text:p>
          </table:table-cell>
          <table:table-cell office:value-type="string">
            <text:p>ENFERMAGEM <text:s text:c="39"/></text:p>
          </table:table-cell>
          <table:table-cell office:value-type="string">
            <text:p>Neurobiology of Ag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9683</text:p>
          </table:table-cell>
          <table:table-cell office:value-type="string">
            <text:p>ENFERMAGEM <text:s text:c="39"/></text:p>
          </table:table-cell>
          <table:table-cell office:value-type="string">
            <text:p>Neurorehabilitation and Neural Repai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5-0725</text:p>
          </table:table-cell>
          <table:table-cell office:value-type="string">
            <text:p>ENFERMAGEM <text:s text:c="39"/></text:p>
          </table:table-cell>
          <table:table-cell office:value-type="string">
            <text:p>Nordisk alkohol- &amp; narkotikatidskrift (Painettu) / Nordic Studies on Alcohol and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64</text:p>
          </table:table-cell>
          <table:table-cell office:value-type="string">
            <text:p>ENFERMAGEM <text:s text:c="39"/></text:p>
          </table:table-cell>
          <table:table-cell office:value-type="string">
            <text:p>Nursing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ENFERMAGEM <text:s text:c="39"/></text:p>
          </table:table-cell>
          <table:table-cell office:value-type="string">
            <text:p>Nutrire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43</text:p>
          </table:table-cell>
          <table:table-cell office:value-type="string">
            <text:p>ENFERMAGEM <text:s text:c="39"/></text:p>
          </table:table-cell>
          <table:table-cell office:value-type="string">
            <text:p>Nutrition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ENFERMAGEM <text:s text:c="39"/></text:p>
          </table:table-cell>
          <table:table-cell office:value-type="string">
            <text:p>O Mundo da Saúde (CU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ENFERMAGEM <text:s text:c="39"/></text:p>
          </table:table-cell>
          <table:table-cell office:value-type="string">
            <text:p>Obesity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480</text:p>
          </table:table-cell>
          <table:table-cell office:value-type="string">
            <text:p>ENFERMAGEM <text:s text:c="39"/></text:p>
          </table:table-cell>
          <table:table-cell office:value-type="string">
            <text:p>Odontologia e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ENFERMAGEM <text:s text:c="39"/></text:p>
          </table:table-cell>
          <table:table-cell office:value-type="string">
            <text:p>Online Brazilian Journal of Nur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ENFERMAGEM <text:s text:c="39"/></text:p>
          </table:table-cell>
          <table:table-cell office:value-type="string">
            <text:p>Oral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5899</text:p>
          </table:table-cell>
          <table:table-cell office:value-type="string">
            <text:p>ENFERMAGEM <text:s text:c="39"/></text:p>
          </table:table-cell>
          <table:table-cell office:value-type="string">
            <text:p>Ostomy/Wound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8389</text:p>
          </table:table-cell>
          <table:table-cell office:value-type="string">
            <text:p>ENFERMAGEM <text:s text:c="39"/></text:p>
          </table:table-cell>
          <table:table-cell office:value-type="string">
            <text:p>Pacing and Clinical Electro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9042</text:p>
          </table:table-cell>
          <table:table-cell office:value-type="string">
            <text:p>ENFERMAGEM <text:s text:c="39"/></text:p>
          </table:table-cell>
          <table:table-cell office:value-type="string">
            <text:p>Pain Management Nur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163</text:p>
          </table:table-cell>
          <table:table-cell office:value-type="string">
            <text:p>ENFERMAGEM <text:s text:c="39"/></text:p>
          </table:table-cell>
          <table:table-cell office:value-type="string">
            <text:p>Palliative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3439</text:p>
          </table:table-cell>
          <table:table-cell office:value-type="string">
            <text:p>ENFERMAGEM <text:s text:c="39"/></text:p>
          </table:table-cell>
          <table:table-cell office:value-type="string">
            <text:p>Paraninfo Digi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ENFERMAGEM <text:s text:c="39"/></text:p>
          </table:table-cell>
          <table:table-cell office:value-type="string">
            <text:p>Pathology, Research and Practi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ENFERMAGEM <text:s text:c="39"/></text:p>
          </table:table-cell>
          <table:table-cell office:value-type="string">
            <text:p>Pediatri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712</text:p>
          </table:table-cell>
          <table:table-cell office:value-type="string">
            <text:p>ENFERMAGEM <text:s text:c="39"/></text:p>
          </table:table-cell>
          <table:table-cell office:value-type="string">
            <text:p>Pediatria Atu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ENFERMAGEM <text:s text:c="39"/></text:p>
          </table:table-cell>
          <table:table-cell office:value-type="string">
            <text:p>Pediatria Moder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41X</text:p>
          </table:table-cell>
          <table:table-cell office:value-type="string">
            <text:p>ENFERMAGEM <text:s text:c="39"/></text:p>
          </table:table-cell>
          <table:table-cell office:value-type="string">
            <text:p>Pediatric Nephrology (Berlin, Wes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9805</text:p>
          </table:table-cell>
          <table:table-cell office:value-type="string">
            <text:p>ENFERMAGEM <text:s text:c="39"/></text:p>
          </table:table-cell>
          <table:table-cell office:value-type="string">
            <text:p>Pediatric Nur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9692</text:p>
          </table:table-cell>
          <table:table-cell office:value-type="string">
            <text:p>ENFERMAGEM <text:s text:c="39"/></text:p>
          </table:table-cell>
          <table:table-cell office:value-type="string">
            <text:p>Pediatric Pain Lett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ENFERMAGEM <text:s text:c="39"/></text:p>
          </table:table-cell>
          <table:table-cell office:value-type="string">
            <text:p>Pesquisa Agropecuária Brasileir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6618</text:p>
          </table:table-cell>
          <table:table-cell office:value-type="string">
            <text:p>ENFERMAGEM <text:s text:c="39"/></text:p>
          </table:table-cell>
          <table:table-cell office:value-type="string">
            <text:p>Pharmacolog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ENFERMAGEM <text:s text:c="39"/></text:p>
          </table:table-cell>
          <table:table-cell office:value-type="string">
            <text:p>Physis (UE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ENFERMAGEM <text:s text:c="39"/></text:p>
          </table:table-cell>
          <table:table-cell office:value-type="string">
            <text:p>Prática Hospital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ENFERMAGEM <text:s text:c="39"/></text:p>
          </table:table-cell>
          <table:table-cell office:value-type="string">
            <text:p>Pró-Fon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521</text:p>
          </table:table-cell>
          <table:table-cell office:value-type="string">
            <text:p>ENFERMAGEM <text:s text:c="39"/></text:p>
          </table:table-cell>
          <table:table-cell office:value-type="string">
            <text:p>PROENF. Programa de Atualização em Enfermagem. Saúde da Criança e do Adolesc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ENFERMAGEM <text:s text:c="39"/></text:p>
          </table:table-cell>
          <table:table-cell office:value-type="string">
            <text:p>Psicologia em Estud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50X</text:p>
          </table:table-cell>
          <table:table-cell office:value-type="string">
            <text:p>ENFERMAGEM <text:s text:c="39"/></text:p>
          </table:table-cell>
          <table:table-cell office:value-type="string">
            <text:p>Psicología para América La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ENFERMAGEM <text:s text:c="39"/></text:p>
          </table:table-cell>
          <table:table-cell office:value-type="string">
            <text:p>Psicologia USP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391</text:p>
          </table:table-cell>
          <table:table-cell office:value-type="string">
            <text:p>ENFERMAGEM <text:s text:c="39"/></text:p>
          </table:table-cell>
          <table:table-cell office:value-type="string">
            <text:p>Psicologia, Educação 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87</text:p>
          </table:table-cell>
          <table:table-cell office:value-type="string">
            <text:p>ENFERMAGEM <text:s text:c="39"/></text:p>
          </table:table-cell>
          <table:table-cell office:value-type="string">
            <text:p>Psicologia: Teoria e Prát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25</text:p>
          </table:table-cell>
          <table:table-cell office:value-type="string">
            <text:p>ENFERMAGEM <text:s text:c="39"/></text:p>
          </table:table-cell>
          <table:table-cell office:value-type="string">
            <text:p>Psicopedagogia On 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1209</text:p>
          </table:table-cell>
          <table:table-cell office:value-type="string">
            <text:p>ENFERMAGEM <text:s text:c="39"/></text:p>
          </table:table-cell>
          <table:table-cell office:value-type="string">
            <text:p>Public Health Nursing (Boston, Mass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43</text:p>
          </table:table-cell>
          <table:table-cell office:value-type="string">
            <text:p>ENFERMAGEM <text:s text:c="39"/></text:p>
          </table:table-cell>
          <table:table-cell office:value-type="string">
            <text:p>Quality of Lif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672</text:p>
          </table:table-cell>
          <table:table-cell office:value-type="string">
            <text:p>ENFERMAGEM <text:s text:c="39"/></text:p>
          </table:table-cell>
          <table:table-cell office:value-type="string">
            <text:p>RAS. Revista de Administração em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ENFERMAGEM <text:s text:c="39"/></text:p>
          </table:table-cell>
          <table:table-cell office:value-type="string">
            <text:p>RBB. Revista Brasileira de Bioé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ENFERMAGEM <text:s text:c="39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ENFERMAGEM <text:s text:c="39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71</text:p>
          </table:table-cell>
          <table:table-cell office:value-type="string">
            <text:p>ENFERMAGEM <text:s text:c="39"/></text:p>
          </table:table-cell>
          <table:table-cell office:value-type="string">
            <text:p>RECENF. Revista Técnico-Científica de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901</text:p>
          </table:table-cell>
          <table:table-cell office:value-type="string">
            <text:p>ENFERMAGEM <text:s text:c="39"/></text:p>
          </table:table-cell>
          <table:table-cell office:value-type="string">
            <text:p>Recent Patent Reviews on Cardiovascular Drug Discov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51</text:p>
          </table:table-cell>
          <table:table-cell office:value-type="string">
            <text:p>ENFERMAGEM <text:s text:c="39"/></text:p>
          </table:table-cell>
          <table:table-cell office:value-type="string">
            <text:p>Rede de Cuidados em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0283</text:p>
          </table:table-cell>
          <table:table-cell office:value-type="string">
            <text:p>ENFERMAGEM <text:s text:c="39"/></text:p>
          </table:table-cell>
          <table:table-cell office:value-type="string">
            <text:p>Referência (Coimbr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ENFERMAGEM <text:s text:c="39"/></text:p>
          </table:table-cell>
          <table:table-cell office:value-type="string">
            <text:p>Regulatory Peptid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605</text:p>
          </table:table-cell>
          <table:table-cell office:value-type="string">
            <text:p>ENFERMAGEM <text:s text:c="39"/></text:p>
          </table:table-cell>
          <table:table-cell office:value-type="string">
            <text:p>Religare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62</text:p>
          </table:table-cell>
          <table:table-cell office:value-type="string">
            <text:p>ENFERMAGEM <text:s text:c="39"/></text:p>
          </table:table-cell>
          <table:table-cell office:value-type="string">
            <text:p>REME. Revista Mineira de Enferm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8080</text:p>
          </table:table-cell>
          <table:table-cell office:value-type="string">
            <text:p>ENFERMAGEM <text:s text:c="39"/></text:p>
          </table:table-cell>
          <table:table-cell office:value-type="string">
            <text:p>Reproductive Health Ma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111</text:p>
          </table:table-cell>
          <table:table-cell office:value-type="string">
            <text:p>ENFERMAGEM <text:s text:c="39"/></text:p>
          </table:table-cell>
          <table:table-cell office:value-type="string">
            <text:p>Respiratory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506</text:p>
          </table:table-cell>
          <table:table-cell office:value-type="string">
            <text:p>ENFERMAGEM <text:s text:c="39"/></text:p>
          </table:table-cell>
          <table:table-cell office:value-type="string">
            <text:p>Revista AD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ENFERMAGEM <text:s text:c="39"/></text:p>
          </table:table-cell>
          <table:table-cell office:value-type="string">
            <text:p>Revista AMRI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8X</text:p>
          </table:table-cell>
          <table:table-cell office:value-type="string">
            <text:p>ENFERMAGEM <text:s text:c="39"/></text:p>
          </table:table-cell>
          <table:table-cell office:value-type="string">
            <text:p>Revista Augustus (Rio de Janeir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100</text:p>
          </table:table-cell>
          <table:table-cell office:value-type="string">
            <text:p>ENFERMAGEM <text:s text:c="39"/></text:p>
          </table:table-cell>
          <table:table-cell office:value-type="string">
            <text:p>Revista Avaliação de Políticas Públ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30</text:p>
          </table:table-cell>
          <table:table-cell office:value-type="string">
            <text:p>ENFERMAGEM <text:s text:c="39"/></text:p>
          </table:table-cell>
          <table:table-cell office:value-type="string">
            <text:p>Revista Baiana de Enfermag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ENFERMAGEM <text:s text:c="39"/></text:p>
          </table:table-cell>
          <table:table-cell office:value-type="string">
            <text:p>Revista Baiana de Saúde Publ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042</text:p>
          </table:table-cell>
          <table:table-cell office:value-type="string">
            <text:p>ENFERMAGEM <text:s text:c="39"/></text:p>
          </table:table-cell>
          <table:table-cell office:value-type="string">
            <text:p>Revista Bioét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482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Atividade Física e Saú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Cance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71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Cirurgia da Cabeça e Pescoç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232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Clínica e Terapêutica (Cessou em 2003. Cont. ISSN 1679-1010 Revista da Sociedade Brasileira de Clínica Méd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880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Coloproct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82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Crescimento e Desenvolvimento Human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Educação Espe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Enfermagem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Hipertens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58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Mas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Medicina Veterin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Nutrição Clí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492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Odontologia em Saúde Coletiv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66X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Política e Administração d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55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Saúde da Famíli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Saúde Ocup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ENFERMAGEM <text:s text:c="39"/></text:p>
          </table:table-cell>
          <table:table-cell office:value-type="string">
            <text:p>Revista Brasileira em Promoção da Saúde (UNIF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66X</text:p>
          </table:table-cell>
          <table:table-cell office:value-type="string">
            <text:p>ENFERMAGEM <text:s text:c="39"/></text:p>
          </table:table-cell>
          <table:table-cell office:value-type="string">
            <text:p>Revista Chilena de Obstetricia y Ginecología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22</text:p>
          </table:table-cell>
          <table:table-cell office:value-type="string">
            <text:p>ENFERMAGEM <text:s text:c="39"/></text:p>
          </table:table-cell>
          <table:table-cell office:value-type="string">
            <text:p>Revista Ciência 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46</text:p>
          </table:table-cell>
          <table:table-cell office:value-type="string">
            <text:p>ENFERMAGEM <text:s text:c="39"/></text:p>
          </table:table-cell>
          <table:table-cell office:value-type="string">
            <text:p>Revista Ciências da Saúde (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34</text:p>
          </table:table-cell>
          <table:table-cell office:value-type="string">
            <text:p>ENFERMAGEM <text:s text:c="39"/></text:p>
          </table:table-cell>
          <table:table-cell office:value-type="string">
            <text:p>Revista Científica de Arteterapia Cores da Vi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1106</text:p>
          </table:table-cell>
          <table:table-cell office:value-type="string">
            <text:p>ENFERMAGEM <text:s text:c="39"/></text:p>
          </table:table-cell>
          <table:table-cell office:value-type="string">
            <text:p>Revista Crítica de Ciências So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0319</text:p>
          </table:table-cell>
          <table:table-cell office:value-type="string">
            <text:p>ENFERMAGEM <text:s text:c="39"/></text:p>
          </table:table-cell>
          <table:table-cell office:value-type="string">
            <text:p>Revista Cubana de Enfermería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ENFERMAGEM <text:s text:c="39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ENFERMAGEM <text:s text:c="39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52</text:p>
          </table:table-cell>
          <table:table-cell office:value-type="string">
            <text:p>ENFERMAGEM <text:s text:c="39"/></text:p>
          </table:table-cell>
          <table:table-cell office:value-type="string">
            <text:p>Revista da Rede de Enfermagem do Nordes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58</text:p>
          </table:table-cell>
          <table:table-cell office:value-type="string">
            <text:p>ENFERMAGEM <text:s text:c="39"/></text:p>
          </table:table-cell>
          <table:table-cell office:value-type="string">
            <text:p>Revista da SOCERJ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001</text:p>
          </table:table-cell>
          <table:table-cell office:value-type="string">
            <text:p>ENFERMAGEM <text:s text:c="39"/></text:p>
          </table:table-cell>
          <table:table-cell office:value-type="string">
            <text:p>Revista da Sociedade Brasileira de Cirurgia Plástica (Cessou em 2008. Cont. ISSN 1983-5175 Revista Brasileira de Cirurgia Plástic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10</text:p>
          </table:table-cell>
          <table:table-cell office:value-type="string">
            <text:p>ENFERMAGEM <text:s text:c="39"/></text:p>
          </table:table-cell>
          <table:table-cell office:value-type="string">
            <text:p>Revista da Sociedade Brasileira de Clínica Mé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ENFERMAGEM <text:s text:c="39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ENFERMAGEM <text:s text:c="39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70</text:p>
          </table:table-cell>
          <table:table-cell office:value-type="string">
            <text:p>ENFERMAGEM <text:s text:c="39"/></text:p>
          </table:table-cell>
          <table:table-cell office:value-type="string">
            <text:p>Revista da SPAGE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ENFERMAGEM <text:s text:c="39"/></text:p>
          </table:table-cell>
          <table:table-cell office:value-type="string">
            <text:p>Revista de AP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83</text:p>
          </table:table-cell>
          <table:table-cell office:value-type="string">
            <text:p>ENFERMAGEM <text:s text:c="39"/></text:p>
          </table:table-cell>
          <table:table-cell office:value-type="string">
            <text:p>Revista de Ciências da Saúde Nova Esperan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ENFERMAGEM <text:s text:c="39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ENFERMAGEM <text:s text:c="39"/></text:p>
          </table:table-cell>
          <table:table-cell office:value-type="string">
            <text:p>Revista de Ciências Médicas (PUC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79</text:p>
          </table:table-cell>
          <table:table-cell office:value-type="string">
            <text:p>ENFERMAGEM <text:s text:c="39"/></text:p>
          </table:table-cell>
          <table:table-cell office:value-type="string">
            <text:p>Revista de Direito Sanitár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63</text:p>
          </table:table-cell>
          <table:table-cell office:value-type="string">
            <text:p>ENFERMAGEM <text:s text:c="39"/></text:p>
          </table:table-cell>
          <table:table-cell office:value-type="string">
            <text:p>Revista de Enfermagem UFPE On 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1066</text:p>
          </table:table-cell>
          <table:table-cell office:value-type="string">
            <text:p>ENFERMAGEM <text:s text:c="39"/></text:p>
          </table:table-cell>
          <table:table-cell office:value-type="string">
            <text:p>Revista de la Facultad de Ciencias Médicas, Universidad Central del Ecua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ENFERMAGEM <text:s text:c="39"/></text:p>
          </table:table-cell>
          <table:table-cell office:value-type="string">
            <text:p>Revista de Nutri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ENFERMAGEM <text:s text:c="39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14</text:p>
          </table:table-cell>
          <table:table-cell office:value-type="string">
            <text:p>ENFERMAGEM <text:s text:c="39"/></text:p>
          </table:table-cell>
          <table:table-cell office:value-type="string">
            <text:p>Revista de Pediatria SOP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ENFERMAGEM <text:s text:c="39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ENFERMAGEM <text:s text:c="39"/></text:p>
          </table:table-cell>
          <table:table-cell office:value-type="string">
            <text:p>Revista de Saúde Pública (U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404</text:p>
          </table:table-cell>
          <table:table-cell office:value-type="string">
            <text:p>ENFERMAGEM <text:s text:c="39"/></text:p>
          </table:table-cell>
          <table:table-cell office:value-type="string">
            <text:p>Revista do Centro de Ciências da Saúde (UFSM) (Cessou em 1982. Cont. 0103-4499 Saude (Santa Maria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ENFERMAGEM <text:s text:c="39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94</text:p>
          </table:table-cell>
          <table:table-cell office:value-type="string">
            <text:p>ENFERMAGEM <text:s text:c="39"/></text:p>
          </table:table-cell>
          <table:table-cell office:value-type="string">
            <text:p>Revista do Instituto de Ciencias da Saude (UNI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ENFERMAGEM <text:s text:c="39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ENFERMAGEM <text:s text:c="39"/></text:p>
          </table:table-cell>
          <table:table-cell office:value-type="string">
            <text:p>Revista 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173</text:p>
          </table:table-cell>
          <table:table-cell office:value-type="string">
            <text:p>ENFERMAGEM <text:s text:c="39"/></text:p>
          </table:table-cell>
          <table:table-cell office:value-type="string">
            <text:p>Revista Educação, Meio Ambiente 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ENFERMAGEM <text:s text:c="39"/></text:p>
          </table:table-cell>
          <table:table-cell office:value-type="string">
            <text:p>Revista Eletrônica de Enferm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ENFERMAGEM <text:s text:c="39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915</text:p>
          </table:table-cell>
          <table:table-cell office:value-type="string">
            <text:p>ENFERMAGEM <text:s text:c="39"/></text:p>
          </table:table-cell>
          <table:table-cell office:value-type="string">
            <text:p>Revista Emergência (Novo Hambur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52</text:p>
          </table:table-cell>
          <table:table-cell office:value-type="string">
            <text:p>ENFERMAGEM <text:s text:c="39"/></text:p>
          </table:table-cell>
          <table:table-cell office:value-type="string">
            <text:p>Revista Enfermagem UERJ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8-5487</text:p>
          </table:table-cell>
          <table:table-cell office:value-type="string">
            <text:p>ENFERMAGEM <text:s text:c="39"/></text:p>
          </table:table-cell>
          <table:table-cell office:value-type="string">
            <text:p>Revista Enfermería Hered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007</text:p>
          </table:table-cell>
          <table:table-cell office:value-type="string">
            <text:p>ENFERMAGEM <text:s text:c="39"/></text:p>
          </table:table-cell>
          <table:table-cell office:value-type="string">
            <text:p>Revista Espaço Ciência &amp; Saúde (UNICRUZ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ENFERMAGEM <text:s text:c="39"/></text:p>
          </table:table-cell>
          <table:table-cell office:value-type="string">
            <text:p>Revista Estudos Feministas (UF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ENFERMAGEM <text:s text:c="39"/></text:p>
          </table:table-cell>
          <table:table-cell office:value-type="string">
            <text:p>Revista FAPER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671</text:p>
          </table:table-cell>
          <table:table-cell office:value-type="string">
            <text:p>ENFERMAGEM <text:s text:c="39"/></text:p>
          </table:table-cell>
          <table:table-cell office:value-type="string">
            <text:p>Revista Feridas, Ostomias &amp; Cia...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ENFERMAGEM <text:s text:c="39"/></text:p>
          </table:table-cell>
          <table:table-cell office:value-type="string">
            <text:p>Revista Gaúcha de Enfermagem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413</text:p>
          </table:table-cell>
          <table:table-cell office:value-type="string">
            <text:p>ENFERMAGEM <text:s text:c="39"/></text:p>
          </table:table-cell>
          <table:table-cell office:value-type="string">
            <text:p>Revista Interdisciplin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68</text:p>
          </table:table-cell>
          <table:table-cell office:value-type="string">
            <text:p>ENFERMAGEM <text:s text:c="39"/></text:p>
          </table:table-cell>
          <table:table-cell office:value-type="string">
            <text:p>Revista Interfa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7695</text:p>
          </table:table-cell>
          <table:table-cell office:value-type="string">
            <text:p>ENFERMAGEM <text:s text:c="39"/></text:p>
          </table:table-cell>
          <table:table-cell office:value-type="string">
            <text:p>Revista Investigação em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45</text:p>
          </table:table-cell>
          <table:table-cell office:value-type="string">
            <text:p>ENFERMAGEM <text:s text:c="39"/></text:p>
          </table:table-cell>
          <table:table-cell office:value-type="string">
            <text:p>Revista Latino-Americana de Enfermagem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ENFERMAGEM <text:s text:c="39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48</text:p>
          </table:table-cell>
          <table:table-cell office:value-type="string">
            <text:p>ENFERMAGEM <text:s text:c="39"/></text:p>
          </table:table-cell>
          <table:table-cell office:value-type="string">
            <text:p>Revista Mal-Estar e Subjetivi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ENFERMAGEM <text:s text:c="39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0315</text:p>
          </table:table-cell>
          <table:table-cell office:value-type="string">
            <text:p>ENFERMAGEM <text:s text:c="39"/></text:p>
          </table:table-cell>
          <table:table-cell office:value-type="string">
            <text:p>Revista Mexicana de Enfermería Cardiol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40</text:p>
          </table:table-cell>
          <table:table-cell office:value-type="string">
            <text:p>ENFERMAGEM <text:s text:c="39"/></text:p>
          </table:table-cell>
          <table:table-cell office:value-type="string">
            <text:p>Revista Panamericana de Infectologí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ENFERMAGEM <text:s text:c="39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889</text:p>
          </table:table-cell>
          <table:table-cell office:value-type="string">
            <text:p>ENFERMAGEM <text:s text:c="39"/></text:p>
          </table:table-cell>
          <table:table-cell office:value-type="string">
            <text:p>Revista Paulista de Enferm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ENFERMAGEM <text:s text:c="39"/></text:p>
          </table:table-cell>
          <table:table-cell office:value-type="string">
            <text:p>Revista Paulista de Ped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404</text:p>
          </table:table-cell>
          <table:table-cell office:value-type="string">
            <text:p>ENFERMAGEM <text:s text:c="39"/></text:p>
          </table:table-cell>
          <table:table-cell office:value-type="string">
            <text:p>Revista Salus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282</text:p>
          </table:table-cell>
          <table:table-cell office:value-type="string">
            <text:p>ENFERMAGEM <text:s text:c="39"/></text:p>
          </table:table-cell>
          <table:table-cell office:value-type="string">
            <text:p>Revista Saúde (Un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761</text:p>
          </table:table-cell>
          <table:table-cell office:value-type="string">
            <text:p>ENFERMAGEM <text:s text:c="39"/></text:p>
          </table:table-cell>
          <table:table-cell office:value-type="string">
            <text:p>Revista Saúde.co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425</text:p>
          </table:table-cell>
          <table:table-cell office:value-type="string">
            <text:p>ENFERMAGEM <text:s text:c="39"/></text:p>
          </table:table-cell>
          <table:table-cell office:value-type="string">
            <text:p>Revista SOBECC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53</text:p>
          </table:table-cell>
          <table:table-cell office:value-type="string">
            <text:p>ENFERMAGEM <text:s text:c="39"/></text:p>
          </table:table-cell>
          <table:table-cell office:value-type="string">
            <text:p>Revista Uningá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71</text:p>
          </table:table-cell>
          <table:table-cell office:value-type="string">
            <text:p>ENFERMAGEM <text:s text:c="39"/></text:p>
          </table:table-cell>
          <table:table-cell office:value-type="string">
            <text:p>RGO. Revista Gaúcha de Odon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14</text:p>
          </table:table-cell>
          <table:table-cell office:value-type="string">
            <text:p>ENFERMAGEM <text:s text:c="39"/></text:p>
          </table:table-cell>
          <table:table-cell office:value-type="string">
            <text:p>ROBRAC (Goiâni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01</text:p>
          </table:table-cell>
          <table:table-cell office:value-type="string">
            <text:p>ENFERMAGEM <text:s text:c="39"/></text:p>
          </table:table-cell>
          <table:table-cell office:value-type="string">
            <text:p>RSBC. Revista-Sociedades Brasileiras de Cânce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283</text:p>
          </table:table-cell>
          <table:table-cell office:value-type="string">
            <text:p>ENFERMAGEM <text:s text:c="39"/></text:p>
          </table:table-cell>
          <table:table-cell office:value-type="string">
            <text:p>Salto para o Futu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ENFERMAGEM <text:s text:c="39"/></text:p>
          </table:table-cell>
          <table:table-cell office:value-type="string">
            <text:p>São Paulo em Perspect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ENFERMAGEM <text:s text:c="39"/></text:p>
          </table:table-cell>
          <table:table-cell office:value-type="string">
            <text:p>São Paulo Medical Jour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ENFERMAGEM <text:s text:c="39"/></text:p>
          </table:table-cell>
          <table:table-cell office:value-type="string">
            <text:p>Saúde Coletiva (Baruer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ENFERMAGEM <text:s text:c="39"/></text:p>
          </table:table-cell>
          <table:table-cell office:value-type="string">
            <text:p>Saúde e Sociedade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ENFERMAGEM <text:s text:c="39"/></text:p>
          </table:table-cell>
          <table:table-cell office:value-type="string">
            <text:p>Saúde em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23</text:p>
          </table:table-cell>
          <table:table-cell office:value-type="string">
            <text:p>ENFERMAGEM <text:s text:c="39"/></text:p>
          </table:table-cell>
          <table:table-cell office:value-type="string">
            <text:p>Segurança Alimentar e Nutri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4973</text:p>
          </table:table-cell>
          <table:table-cell office:value-type="string">
            <text:p>ENFERMAGEM <text:s text:c="39"/></text:p>
          </table:table-cell>
          <table:table-cell office:value-type="string">
            <text:p>Sexually Transmitted Infec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ENFERMAGEM <text:s text:c="39"/></text:p>
          </table:table-cell>
          <table:table-cell office:value-type="string">
            <text:p>Shock (Augusta, G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9008</text:p>
          </table:table-cell>
          <table:table-cell office:value-type="string">
            <text:p>ENFERMAGEM <text:s text:c="39"/></text:p>
          </table:table-cell>
          <table:table-cell office:value-type="string">
            <text:p>SIICsalud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53</text:p>
          </table:table-cell>
          <table:table-cell office:value-type="string">
            <text:p>ENFERMAGEM <text:s text:c="39"/></text:p>
          </table:table-cell>
          <table:table-cell office:value-type="string">
            <text:p>Simbio-Logias (Botucat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76</text:p>
          </table:table-cell>
          <table:table-cell office:value-type="string">
            <text:p>ENFERMAGEM <text:s text:c="39"/></text:p>
          </table:table-cell>
          <table:table-cell office:value-type="string">
            <text:p>SMAD. Revista Eletrônica Saúde Mental Álcool e Drogas (Edição em portuguê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9536</text:p>
          </table:table-cell>
          <table:table-cell office:value-type="string">
            <text:p>ENFERMAGEM <text:s text:c="39"/></text:p>
          </table:table-cell>
          <table:table-cell office:value-type="string">
            <text:p>Social Science &amp; Medicine (1982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69</text:p>
          </table:table-cell>
          <table:table-cell office:value-type="string">
            <text:p>ENFERMAGEM <text:s text:c="39"/></text:p>
          </table:table-cell>
          <table:table-cell office:value-type="string">
            <text:p>Sociedade em Debate (UC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0696</text:p>
          </table:table-cell>
          <table:table-cell office:value-type="string">
            <text:p>ENFERMAGEM <text:s text:c="39"/></text:p>
          </table:table-cell>
          <table:table-cell office:value-type="string">
            <text:p>Southern Online Journal of Nursi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2436</text:p>
          </table:table-cell>
          <table:table-cell office:value-type="string">
            <text:p>ENFERMAGEM <text:s text:c="39"/></text:p>
          </table:table-cell>
          <table:table-cell office:value-type="string">
            <text:p>Spine (Philadelphia, Pa. 197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3005</text:p>
          </table:table-cell>
          <table:table-cell office:value-type="string">
            <text:p>ENFERMAGEM <text:s text:c="39"/></text:p>
          </table:table-cell>
          <table:table-cell office:value-type="string">
            <text:p>Stress and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57X</text:p>
          </table:table-cell>
          <table:table-cell office:value-type="string">
            <text:p>ENFERMAGEM <text:s text:c="39"/></text:p>
          </table:table-cell>
          <table:table-cell office:value-type="string">
            <text:p>Stylu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67</text:p>
          </table:table-cell>
          <table:table-cell office:value-type="string">
            <text:p>ENFERMAGEM <text:s text:c="39"/></text:p>
          </table:table-cell>
          <table:table-cell office:value-type="string">
            <text:p>Suplemento da Revista da Sociedade de Cardiologia do Estado de Sao Pau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4355</text:p>
          </table:table-cell>
          <table:table-cell office:value-type="string">
            <text:p>ENFERMAGEM <text:s text:c="39"/></text:p>
          </table:table-cell>
          <table:table-cell office:value-type="string">
            <text:p>Supportive Care in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03</text:p>
          </table:table-cell>
          <table:table-cell office:value-type="string">
            <text:p>ENFERMAGEM <text:s text:c="39"/></text:p>
          </table:table-cell>
          <table:table-cell office:value-type="string">
            <text:p>Tecnologia Educ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947</text:p>
          </table:table-cell>
          <table:table-cell office:value-type="string">
            <text:p>ENFERMAGEM <text:s text:c="39"/></text:p>
          </table:table-cell>
          <table:table-cell office:value-type="string">
            <text:p>Temas em Educação e Saúde (Araraqua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70</text:p>
          </table:table-cell>
          <table:table-cell office:value-type="string">
            <text:p>ENFERMAGEM <text:s text:c="39"/></text:p>
          </table:table-cell>
          <table:table-cell office:value-type="string">
            <text:p>Temas em Saúde (João Pess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9-6011</text:p>
          </table:table-cell>
          <table:table-cell office:value-type="string">
            <text:p>ENFERMAGEM <text:s text:c="39"/></text:p>
          </table:table-cell>
          <table:table-cell office:value-type="string">
            <text:p>Temperamentum (Granad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ENFERMAGEM <text:s text:c="39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509</text:p>
          </table:table-cell>
          <table:table-cell office:value-type="string">
            <text:p>ENFERMAGEM <text:s text:c="39"/></text:p>
          </table:table-cell>
          <table:table-cell office:value-type="string">
            <text:p>Textos &amp; Contextos (Porto Alegr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103</text:p>
          </table:table-cell>
          <table:table-cell office:value-type="string">
            <text:p>ENFERMAGEM <text:s text:c="39"/></text:p>
          </table:table-cell>
          <table:table-cell office:value-type="string">
            <text:p>Thaumazein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6757</text:p>
          </table:table-cell>
          <table:table-cell office:value-type="string">
            <text:p>ENFERMAGEM <text:s text:c="39"/></text:p>
          </table:table-cell>
          <table:table-cell office:value-type="string">
            <text:p>The American Journal of Emergency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10</text:p>
          </table:table-cell>
          <table:table-cell office:value-type="string">
            <text:p>ENFERMAGEM <text:s text:c="39"/></text:p>
          </table:table-cell>
          <table:table-cell office:value-type="string">
            <text:p>The American Journal of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ENFERMAGEM <text:s text:c="39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ENFERMAGEM <text:s text:c="39"/></text:p>
          </table:table-cell>
          <table:table-cell office:value-type="string">
            <text:p>The FIEP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4846</text:p>
          </table:table-cell>
          <table:table-cell office:value-type="string">
            <text:p>ENFERMAGEM <text:s text:c="39"/></text:p>
          </table:table-cell>
          <table:table-cell office:value-type="string">
            <text:p>The Forum Newsletter (Hartford, Conn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3719</text:p>
          </table:table-cell>
          <table:table-cell office:value-type="string">
            <text:p>ENFERMAGEM <text:s text:c="39"/></text:p>
          </table:table-cell>
          <table:table-cell office:value-type="string">
            <text:p>The International Journal of Tuberculosis and Lung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4655</text:p>
          </table:table-cell>
          <table:table-cell office:value-type="string">
            <text:p>ENFERMAGEM <text:s text:c="39"/></text:p>
          </table:table-cell>
          <table:table-cell office:value-type="string">
            <text:p>The Journal of Cardiovascular Nur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6175</text:p>
          </table:table-cell>
          <table:table-cell office:value-type="string">
            <text:p>ENFERMAGEM <text:s text:c="39"/></text:p>
          </table:table-cell>
          <table:table-cell office:value-type="string">
            <text:p>The Journal of Clinical Hypertension (Greenwich, Conn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124</text:p>
          </table:table-cell>
          <table:table-cell office:value-type="string">
            <text:p>ENFERMAGEM <text:s text:c="39"/></text:p>
          </table:table-cell>
          <table:table-cell office:value-type="string">
            <text:p>The Journal of Continuing Education in Nur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900</text:p>
          </table:table-cell>
          <table:table-cell office:value-type="string">
            <text:p>ENFERMAGEM <text:s text:c="39"/></text:p>
          </table:table-cell>
          <table:table-cell office:value-type="string">
            <text:p>The Journal of Pai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ENFERMAGEM <text:s text:c="39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ENFERMAGEM <text:s text:c="39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ENFERMAGEM <text:s text:c="39"/></text:p>
          </table:table-cell>
          <table:table-cell office:value-type="string">
            <text:p>TM &amp; IH. Tropical medicine and international healt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37</text:p>
          </table:table-cell>
          <table:table-cell office:value-type="string">
            <text:p>ENFERMAGEM <text:s text:c="39"/></text:p>
          </table:table-cell>
          <table:table-cell office:value-type="string">
            <text:p>Trabalho &amp; Educação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99X</text:p>
          </table:table-cell>
          <table:table-cell office:value-type="string">
            <text:p>ENFERMAGEM <text:s text:c="39"/></text:p>
          </table:table-cell>
          <table:table-cell office:value-type="string">
            <text:p>Trabalho Necessá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ENFERMAGEM <text:s text:c="39"/></text:p>
          </table:table-cell>
          <table:table-cell office:value-type="string">
            <text:p>Trabalho, Educação e Saú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746</text:p>
          </table:table-cell>
          <table:table-cell office:value-type="string">
            <text:p>ENFERMAGEM <text:s text:c="39"/></text:p>
          </table:table-cell>
          <table:table-cell office:value-type="string">
            <text:p>Trabalho, Educação e Saúd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2277</text:p>
          </table:table-cell>
          <table:table-cell office:value-type="string">
            <text:p>ENFERMAGEM <text:s text:c="39"/></text:p>
          </table:table-cell>
          <table:table-cell office:value-type="string">
            <text:p>Transplant International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37</text:p>
          </table:table-cell>
          <table:table-cell office:value-type="string">
            <text:p>ENFERMAGEM <text:s text:c="39"/></text:p>
          </table:table-cell>
          <table:table-cell office:value-type="string">
            <text:p>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ENFERMAGEM <text:s text:c="39"/></text:p>
          </table:table-cell>
          <table:table-cell office:value-type="string">
            <text:p>Transplantation Proceeding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64</text:p>
          </table:table-cell>
          <table:table-cell office:value-type="string">
            <text:p>ENFERMAGEM <text:s text:c="39"/></text:p>
          </table:table-cell>
          <table:table-cell office:value-type="string">
            <text:p>Universitas (Fernandi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ENFERMAGEM <text:s text:c="39"/></text:p>
          </table:table-cell>
          <table:table-cell office:value-type="string">
            <text:p>Vivencia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9459</text:p>
          </table:table-cell>
          <table:table-cell office:value-type="string">
            <text:p>ENFERMAGEM <text:s text:c="39"/></text:p>
          </table:table-cell>
          <table:table-cell office:value-type="string">
            <text:p>Western Journal of Nursing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9-4610</text:p>
          </table:table-cell>
          <table:table-cell office:value-type="string">
            <text:p>ENFERMAGEM <text:s text:c="39"/></text:p>
          </table:table-cell>
          <table:table-cell office:value-type="string">
            <text:p>World Council of Enterostomal Therapist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7946</text:p>
          </table:table-cell>
          <table:table-cell office:value-type="string">
            <text:p>ENFERMAGEM <text:s text:c="39"/></text:p>
          </table:table-cell>
          <table:table-cell office:value-type="string">
            <text:p>Wounds (King of Prussia, P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8:19</dc:date>
    <dc:creator>Marco Silva</dc:creator>
    <meta:document-statistic meta:table-count="1" meta:cell-count="2055" meta:object-count="0"/>
    <meta:generator>OpenOffice.org/3.2$Unix OpenOffice.org_project/320m12$Build-9483</meta:generator>
  </office:meta>
</office:document-meta>
</file>